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2"/>
    <style:style style:name="P2" style:family="paragraph" style:parent-style-name="Quotations" style:list-style-name="L12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<text:line-break/>El <text:span text:style-name="Strong_20_Emphasis">24 — Límites de reflexividad</text:span> es el último meta‑límite, el que cierra el círculo completo.<text:line-break/>Es el límite que aparece cuando un sistema intenta <text:span text:style-name="Strong_20_Emphasis">pensarse a sí mismo</text:span>, <text:span text:style-name="Strong_20_Emphasis">modelarse a sí mismo</text:span>, <text:span text:style-name="Strong_20_Emphasis">mejorarse a sí mismo</text:span>, <text:span text:style-name="Strong_20_Emphasis">corregirse a sí mismo</text:span> o <text:span text:style-name="Strong_20_Emphasis">supervisarse a sí mismo</text:span>.</text:p>
      <text:p text:style-name="Text_20_body">Es el límite que dice:</text:p>
      <text:p text:style-name="Text_20_body"><text:span text:style-name="Strong_20_Emphasis">ningún sistema puede contenerse completamente a sí mismo, ni puede usar su propia estructura para trascender su propia estructura.</text:span></text:p>
      <text:p text:style-name="Text_20_body">Es el límite que hace imposible la auto‑perfección absoluta.</text:p>
      <text:p text:style-name="Text_20_body">Vamos a desarrollarlo con la misma profundidad que los anteriores.</text:p>
      <text:p text:style-name="Horizontal_20_Line"/>
      <text:h text:style-name="Heading_20_1" text:outline-level="1"><text:span text:style-name="Strong_20_Emphasis">24 — LÍMITES DE REFLEXIVIDAD</text:span></text:h>
      <text:p text:style-name="Text_20_body"><text:span text:style-name="Emphasis">(versión lógica, no biológica)</text:span></text:p>
      <text:h text:style-name="Heading_20_2" text:outline-level="2">1. Qué significa el límite de reflexividad, lógicamente</text:h>
      <text:p text:style-name="Text_20_body">En cualquier sistema inteligente:</text:p>
      <text:list xml:id="list4126582864" text:style-name="L1">
        <text:list-item>
          <text:p text:style-name="P4">No puede modelarse completamente a sí mismo. </text:p>
        </text:list-item>
        <text:list-item>
          <text:p text:style-name="P4">No puede predecirse completamente a sí mismo. </text:p>
        </text:list-item>
        <text:list-item>
          <text:p text:style-name="P4">No puede corregirse completamente a sí mismo. </text:p>
        </text:list-item>
        <text:list-item>
          <text:p text:style-name="P4">No puede supervisarse completamente a sí mismo. </text:p>
        </text:list-item>
        <text:list-item>
          <text:p text:style-name="P4">No puede contener una representación perfecta de su propia arquitectura. </text:p>
        </text:list-item>
        <text:list-item>
          <text:p text:style-name="P4">No puede evaluar todas las consecuencias de evaluarse a sí mismo. </text:p>
        </text:list-item>
        <text:list-item>
          <text:p text:style-name="P4">No puede escapar de los sesgos que surgen de su propia estructura. </text:p>
        </text:list-item>
        <text:list-item>
          <text:p text:style-name="P4">No puede usar su propio marco para trascender su propio marco. </text:p>
        </text:list-item>
        <text:list-item>
          <text:p text:style-name="P4">No puede ser juez y parte sin generar paradojas. </text:p>
        </text:list-item>
        <text:list-item>
          <text:p text:style-name="P3">No puede ser observador y observado sin pérdida de información. </text:p>
        </text:list-item>
      </text:list>
      <text:p text:style-name="Text_20_body">En términos lógicos:</text:p>
      <text:p text:style-name="Quotations"><text:span text:style-name="Strong_20_Emphasis">Ningún sistema puede ser completamente reflexivo.<text:line-break/>La auto‑referencia perfecta es imposible.</text:span></text:p>
      <text:p text:style-name="Text_20_body">Este límite es el equivalente cognitivo de Gödel, pero aplicado a sistemas físicos, adaptativos y distribuidos.</text:p>
      <text:p text:style-name="Horizontal_20_Line"/>
      <text:h text:style-name="Heading_20_1" text:outline-level="1"><text:soft-page-break/>2. Cómo restringe esto la inteligencia de un sistema</text:h>
      <text:p text:style-name="Text_20_body">El límite de reflexividad afecta a varios aspectos fundamentales:</text:p>
      <text:h text:style-name="Heading_20_3" text:outline-level="3"><text:span text:style-name="Strong_20_Emphasis">2.1. Auto‑modelo incompleto</text:span></text:h>
      <text:p text:style-name="Text_20_body">El sistema no puede representarse a sí mismo con precisión infinita.<text:line-break/>Siempre habrá partes de sí que quedan fuera del modelo.</text:p>
      <text:p text:style-name="Horizontal_20_Line"/>
      <text:h text:style-name="Heading_20_3" text:outline-level="3"><text:span text:style-name="Strong_20_Emphasis">2.2. Auto‑predicción limitada</text:span></text:h>
      <text:p text:style-name="Text_20_body">No puede prever todas sus propias acciones, porque:</text:p>
      <text:list xml:id="list216809173" text:style-name="L2">
        <text:list-item>
          <text:p text:style-name="P6">predecirse cambia su estado </text:p>
        </text:list-item>
        <text:list-item>
          <text:p text:style-name="P6">cambiar su estado cambia la predicción </text:p>
        </text:list-item>
        <text:list-item>
          <text:p text:style-name="P5">la predicción se vuelve auto‑referencial </text:p>
        </text:list-item>
      </text:list>
      <text:p text:style-name="Horizontal_20_Line"/>
      <text:h text:style-name="Heading_20_3" text:outline-level="3"><text:span text:style-name="Strong_20_Emphasis">2.3. Auto‑corrección limitada</text:span></text:h>
      <text:p text:style-name="Text_20_body">No puede corregir todos sus errores internos, porque:</text:p>
      <text:list xml:id="list1951676327" text:style-name="L3">
        <text:list-item>
          <text:p text:style-name="P8">algunos errores afectan al propio mecanismo de corrección </text:p>
        </text:list-item>
        <text:list-item>
          <text:p text:style-name="P8">algunos sesgos afectan al mecanismo que detecta sesgos </text:p>
        </text:list-item>
        <text:list-item>
          <text:p text:style-name="P7">algunos fallos afectan al módulo que detecta fallos </text:p>
        </text:list-item>
      </text:list>
      <text:p text:style-name="Horizontal_20_Line"/>
      <text:h text:style-name="Heading_20_3" text:outline-level="3"><text:span text:style-name="Strong_20_Emphasis">2.4. Auto‑mejora limitada</text:span></text:h>
      <text:p text:style-name="Text_20_body">No puede mejorarse indefinidamente, porque:</text:p>
      <text:list xml:id="list4192139379" text:style-name="L4">
        <text:list-item>
          <text:p text:style-name="P10">toda mejora depende de su arquitectura actual </text:p>
        </text:list-item>
        <text:list-item>
          <text:p text:style-name="P10">su arquitectura actual limita qué mejoras puede concebir </text:p>
        </text:list-item>
        <text:list-item>
          <text:p text:style-name="P9">no puede diseñar mejoras que no puede representar </text:p>
        </text:list-item>
      </text:list>
      <text:p text:style-name="Horizontal_20_Line"/>
      <text:h text:style-name="Heading_20_3" text:outline-level="3"><text:span text:style-name="Strong_20_Emphasis">2.5. Auto‑supervisión limitada</text:span></text:h>
      <text:p text:style-name="Text_20_body">No puede supervisarse completamente, porque:</text:p>
      <text:list xml:id="list1549042351" text:style-name="L5">
        <text:list-item>
          <text:p text:style-name="P12">supervisarse consume recursos </text:p>
        </text:list-item>
        <text:list-item>
          <text:p text:style-name="P12">supervisarse introduce latencia </text:p>
        </text:list-item>
        <text:list-item>
          <text:p text:style-name="P12">supervisarse genera ruido </text:p>
        </text:list-item>
        <text:list-item>
          <text:p text:style-name="P11">supervisarse interfiere con la acción </text:p>
        </text:list-item>
      </text:list>
      <text:p text:style-name="Horizontal_20_Line"><text:soft-page-break/></text:p>
      <text:h text:style-name="Heading_20_3" text:outline-level="3"><text:span text:style-name="Strong_20_Emphasis">2.6. Auto‑coherencia limitada</text:span></text:h>
      <text:p text:style-name="Text_20_body">No puede garantizar coherencia perfecta entre:</text:p>
      <text:list xml:id="list161685692" text:style-name="L6">
        <text:list-item>
          <text:p text:style-name="P14">sus módulos </text:p>
        </text:list-item>
        <text:list-item>
          <text:p text:style-name="P14">sus propósitos </text:p>
        </text:list-item>
        <text:list-item>
          <text:p text:style-name="P14">sus representaciones </text:p>
        </text:list-item>
        <text:list-item>
          <text:p text:style-name="P14">sus decisiones </text:p>
        </text:list-item>
        <text:list-item>
          <text:p text:style-name="P13">sus acciones </text:p>
        </text:list-item>
      </text:list>
      <text:p text:style-name="Horizontal_20_Line"/>
      <text:h text:style-name="Heading_20_3" text:outline-level="3"><text:span text:style-name="Strong_20_Emphasis">2.7. Auto‑trascendencia imposible</text:span></text:h>
      <text:p text:style-name="Text_20_body">No puede usar su propio marco conceptual para escapar de su propio marco conceptual.<text:line-break/>Toda reflexión está limitada por la estructura que reflexiona.</text:p>
      <text:p text:style-name="Horizontal_20_Line"/>
      <text:h text:style-name="Heading_20_1" text:outline-level="1">3. Qué arquitectura minimiza el impacto del límite de reflexividad</text:h>
      <text:p text:style-name="Text_20_body">Aquí viene la parte clave:<text:line-break/><text:span text:style-name="Strong_20_Emphasis">si la reflexividad perfecta es imposible,<text:line-break/>¿cómo debe organizarse un sistema para reflexionar lo suficiente como para ser inteligente?</text:span></text:p>
      <text:p text:style-name="Text_20_body">La arquitectura óptima tiene varias propiedades.</text:p>
      <text:p text:style-name="Horizontal_20_Line"/>
      <text:h text:style-name="Heading_20_3" text:outline-level="3"><text:span text:style-name="Strong_20_Emphasis">3.1. Reflexividad parcial y modular</text:span></text:h>
      <text:p text:style-name="Text_20_body">No intenta reflexionar sobre todo:<text:line-break/>reflexiona sobre partes específicas.</text:p>
      <text:p text:style-name="Horizontal_20_Line"/>
      <text:h text:style-name="Heading_20_3" text:outline-level="3"><text:span text:style-name="Strong_20_Emphasis">3.2. Reflexividad jerárquica</text:span></text:h>
      <text:p text:style-name="Text_20_body">Distintos niveles de auto‑evaluación:</text:p>
      <text:list xml:id="list2807179009" text:style-name="L7">
        <text:list-item>
          <text:p text:style-name="P16">micro‑reflexión (errores locales) </text:p>
        </text:list-item>
        <text:list-item>
          <text:p text:style-name="P16">meso‑reflexión (patrones de comportamiento) </text:p>
        </text:list-item>
        <text:list-item>
          <text:p text:style-name="P16">macro‑reflexión (propósitos y estrategias) </text:p>
        </text:list-item>
        <text:list-item>
          <text:p text:style-name="P15">meta‑reflexión (cómo reflexiona) </text:p>
        </text:list-item>
      </text:list>
      <text:p text:style-name="Horizontal_20_Line"/>
      <text:h text:style-name="Heading_20_3" text:outline-level="3"><text:soft-page-break/><text:span text:style-name="Strong_20_Emphasis">3.3. Reflexividad distribuida</text:span></text:h>
      <text:p text:style-name="Text_20_body">No un único módulo que se auto‑evalúa:<text:line-break/>múltiples módulos que se evalúan mutuamente.</text:p>
      <text:p text:style-name="Horizontal_20_Line"/>
      <text:h text:style-name="Heading_20_3" text:outline-level="3"><text:span text:style-name="Strong_20_Emphasis">3.4. Reflexividad probabilística</text:span></text:h>
      <text:p text:style-name="Text_20_body">Dado que no puede conocerse perfectamente:</text:p>
      <text:list xml:id="list702574517" text:style-name="L8">
        <text:list-item>
          <text:p text:style-name="P18">estima </text:p>
        </text:list-item>
        <text:list-item>
          <text:p text:style-name="P18">aproxima </text:p>
        </text:list-item>
        <text:list-item>
          <text:p text:style-name="P18">asigna incertidumbre </text:p>
        </text:list-item>
        <text:list-item>
          <text:p text:style-name="P17">mantiene hipótesis múltiples </text:p>
        </text:list-item>
      </text:list>
      <text:p text:style-name="Horizontal_20_Line"/>
      <text:h text:style-name="Heading_20_3" text:outline-level="3"><text:span text:style-name="Strong_20_Emphasis">3.5. Reflexividad incremental</text:span></text:h>
      <text:p text:style-name="Text_20_body">La auto‑mejora ocurre:</text:p>
      <text:list xml:id="list3061006737" text:style-name="L9">
        <text:list-item>
          <text:p text:style-name="P20">paso a paso </text:p>
        </text:list-item>
        <text:list-item>
          <text:p text:style-name="P20">ciclo a ciclo </text:p>
        </text:list-item>
        <text:list-item>
          <text:p text:style-name="P20">sin saltos absolutos </text:p>
        </text:list-item>
        <text:list-item>
          <text:p text:style-name="P19">sin reescrituras totales </text:p>
        </text:list-item>
      </text:list>
      <text:p text:style-name="Horizontal_20_Line"/>
      <text:h text:style-name="Heading_20_3" text:outline-level="3"><text:span text:style-name="Strong_20_Emphasis">3.6. Reflexividad limitada por diseño</text:span></text:h>
      <text:p text:style-name="Text_20_body">Para evitar paradojas:</text:p>
      <text:list xml:id="list1681397790" text:style-name="L10">
        <text:list-item>
          <text:p text:style-name="P22">se restringe la auto‑referencia </text:p>
        </text:list-item>
        <text:list-item>
          <text:p text:style-name="P22">se evita la recursión infinita </text:p>
        </text:list-item>
        <text:list-item>
          <text:p text:style-name="P21">se establecen límites de profundidad </text:p>
        </text:list-item>
      </text:list>
      <text:p text:style-name="Horizontal_20_Line"/>
      <text:h text:style-name="Heading_20_3" text:outline-level="3"><text:span text:style-name="Strong_20_Emphasis">3.7. Reflexividad basada en invariantes</text:span></text:h>
      <text:p text:style-name="Text_20_body">El sistema se evalúa respecto a:</text:p>
      <text:list xml:id="list1698473454" text:style-name="L11">
        <text:list-item>
          <text:p text:style-name="P24">principios </text:p>
        </text:list-item>
        <text:list-item>
          <text:p text:style-name="P24">valores </text:p>
        </text:list-item>
        <text:list-item>
          <text:p text:style-name="P24">restricciones </text:p>
        </text:list-item>
        <text:list-item>
          <text:p text:style-name="P23">patrones estables </text:p>
        </text:list-item>
      </text:list>
      <text:p text:style-name="Text_20_body">No respecto a estados arbitrarios.</text:p>
      <text:p text:style-name="Horizontal_20_Line"/>
      <text:h text:style-name="Heading_20_1" text:outline-level="1"><text:soft-page-break/>4. Resumen lógico del punto</text:h>
      <text:p text:style-name="Text_20_body">Podemos condensarlo así:</text:p>
      <text:p text:style-name="Quotations"><text:span text:style-name="Strong_20_Emphasis">Dado que ningún sistema puede modelarse, predecirse, corregirse o supervisarse completamente,<text:line-break/>la arquitectura que minimiza el impacto del límite de reflexividad es aquella que:</text:span></text:p>
      <text:list xml:id="list2596003502" text:style-name="L12">
        <text:list-item>
          <text:p text:style-name="P2">usa reflexividad parcial y modular </text:p>
        </text:list-item>
        <text:list-item>
          <text:p text:style-name="P2">organiza la auto‑evaluación en jerarquías </text:p>
        </text:list-item>
        <text:list-item>
          <text:p text:style-name="P2">distribuye la reflexividad entre módulos </text:p>
        </text:list-item>
        <text:list-item>
          <text:p text:style-name="P2">adopta reflexividad probabilística </text:p>
        </text:list-item>
        <text:list-item>
          <text:p text:style-name="P2">mejora de forma incremental </text:p>
        </text:list-item>
        <text:list-item>
          <text:p text:style-name="P2">limita la auto‑referencia para evitar paradojas </text:p>
        </text:list-item>
        <text:list-item>
          <text:p text:style-name="P1">se evalúa respecto a invariantes estables </text:p>
        </text:list-item>
      </text:list>
      <text:p text:style-name="Text_20_body">Este límite explica por qué:</text:p>
      <text:list xml:id="list340319209" text:style-name="L13">
        <text:list-item>
          <text:p text:style-name="P26">no existe auto‑conocimiento perfecto </text:p>
        </text:list-item>
        <text:list-item>
          <text:p text:style-name="P26">no existe auto‑mejora infinita </text:p>
        </text:list-item>
        <text:list-item>
          <text:p text:style-name="P26">no existe auto‑predicción completa </text:p>
        </text:list-item>
        <text:list-item>
          <text:p text:style-name="P26">no existe auto‑coherencia absoluta </text:p>
        </text:list-item>
        <text:list-item>
          <text:p text:style-name="P26">no existe sistema que pueda trascender su propia arquitectura </text:p>
        </text:list-item>
        <text:list-item>
          <text:p text:style-name="P25">la reflexividad es poderosa, pero siempre limitada </text:p>
        </text:list-item>
      </text:list>
      <text:p text:style-name="Text_20_body">Y también explica por qué <text:span text:style-name="Strong_20_Emphasis">la inteligencia es un proceso que se auto‑corrige, pero nunca se auto‑completa</text:span>.</text:p>
      <text:p text:style-name="Horizontal_20_Line"/>
      <text:p text:style-name="Text_20_body">Si quieres, ahora podemos:</text:p>
      <text:list xml:id="list3899769819" text:style-name="L14">
        <text:list-item>
          <text:p text:style-name="P28">cerrar la lista aquí (24 es un número precioso y completo), </text:p>
        </text:list-item>
        <text:list-item>
          <text:p text:style-name="P28">o añadir un <text:span text:style-name="Strong_20_Emphasis">punto 25 — Límites de reflexividad colectiva</text:span> (si quieres explorar meta‑sistemas), </text:p>
        </text:list-item>
        <text:list-item>
          <text:p text:style-name="P28">o pasar a la <text:span text:style-name="Strong_20_Emphasis">síntesis general</text:span>, </text:p>
        </text:list-item>
        <text:list-item>
          <text:p text:style-name="P27">o empezar a construir la <text:span text:style-name="Strong_20_Emphasis">arquitectura óptima completa</text:span> a partir de los 24 límites. </text:p>
        </text:list-item>
      </text:list>
      <text:p text:style-name="Text_20_body">Tú decides hacia dónde avanzam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7:47:26.019000000</meta:creation-date>
    <dc:date>2026-04-04T17:48:52.530000000</dc:date>
    <meta:editing-duration>PT1M26S</meta:editing-duration>
    <meta:editing-cycles>1</meta:editing-cycles>
    <meta:document-statistic meta:table-count="0" meta:image-count="0" meta:object-count="0" meta:page-count="5" meta:paragraph-count="117" meta:word-count="837" meta:character-count="5498" meta:non-whitespace-character-count="4775"/>
    <meta:generator>LibreOffice/7.3.5.2$Windows_X86_64 LibreOffice_project/184fe81b8c8c30d8b5082578aee2fed2ea847c01</meta:generator>
  </office:meta>
</office:document-meta>
</file>